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80000000800F8F8D7EFB8EC7DA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" svg:font-family="Tahoma" style:font-family-generic="swiss"/>
    <style:font-face style:name="Tahoma1" svg:font-family="Tahoma" style:font-family-generic="swiss" style:font-pitch="variable"/>
  </office:font-face-decls>
  <office:automatic-styles>
    <style:style style:name="P1" style:family="paragraph" style:parent-style-name="Text_20_body">
      <loext:graphic-properties draw:fill-gradient-name="gradient" draw:fill-hatch-name="hatch"/>
      <style:paragraph-properties fo:line-height="150%" fo:text-align="justify" style:justify-single-word="false"/>
      <style:text-properties fo:font-variant="normal" fo:text-transform="none" fo:color="#000000" loext:opacity="100%" style:font-name="Tahoma1" fo:font-size="12pt" fo:letter-spacing="normal" fo:font-style="normal" fo:font-weight="normal" officeooo:rsid="00285fd1" officeooo:paragraph-rsid="00285fd1" style:font-size-asian="12pt" style:font-weight-asian="normal" style:font-size-complex="12pt" style:font-weight-complex="normal"/>
    </style:style>
    <style:style style:name="P2" style:family="paragraph" style:parent-style-name="Text_20_body">
      <loext:graphic-properties draw:fill-gradient-name="gradient" draw:fill-hatch-name="hatch"/>
      <style:paragraph-properties fo:line-height="150%" fo:text-align="justify" style:justify-single-word="false" fo:padding="0.049cm" fo:border="0.06pt solid #000000"/>
      <style:text-properties fo:font-variant="normal" fo:text-transform="none" fo:color="#000000" loext:opacity="100%" style:font-name="Tahoma1" fo:font-size="12pt" fo:letter-spacing="normal" fo:font-style="normal" fo:font-weight="normal" officeooo:rsid="00285fd1" officeooo:paragraph-rsid="00285fd1" style:font-size-asian="12pt" style:font-weight-asian="normal" style:font-size-complex="12pt" style:font-weight-complex="normal"/>
    </style:style>
    <style:style style:name="P3" style:family="paragraph" style:parent-style-name="Text_20_body">
      <loext:graphic-properties draw:fill-gradient-name="gradient" draw:fill-hatch-name="hatch"/>
      <style:paragraph-properties fo:line-height="150%" fo:text-align="justify" style:justify-single-word="false"/>
      <style:text-properties fo:font-variant="normal" fo:text-transform="none" fo:color="#000000" loext:opacity="100%" style:font-name="Tahoma1" fo:font-size="12pt" fo:letter-spacing="normal" fo:font-style="normal" fo:font-weight="normal" officeooo:rsid="0029e721" officeooo:paragraph-rsid="0029e721" style:font-size-asian="12pt" style:font-weight-asian="normal" style:font-size-complex="12pt" style:font-weight-complex="normal"/>
    </style:style>
    <style:style style:name="P4" style:family="paragraph" style:parent-style-name="Text_20_body">
      <loext:graphic-properties draw:fill-gradient-name="gradient" draw:fill-hatch-name="hatch"/>
      <style:paragraph-properties fo:line-height="150%" fo:text-align="justify" style:justify-single-word="false" fo:padding="0.049cm" fo:border="0.06pt solid #000000"/>
      <style:text-properties fo:font-variant="normal" fo:text-transform="none" fo:color="#000000" loext:opacity="100%" style:font-name="Tahoma1" fo:font-size="12pt" fo:letter-spacing="normal" fo:font-style="normal" fo:font-weight="normal" officeooo:rsid="0029e721" officeooo:paragraph-rsid="0029e721" style:font-size-asian="12pt" style:font-weight-asian="normal" style:font-size-complex="12pt" style:font-weight-complex="normal"/>
    </style:style>
    <style:style style:name="P5" style:family="paragraph" style:parent-style-name="Text_20_body">
      <loext:graphic-properties draw:fill-gradient-name="gradient" draw:fill-hatch-name="hatch"/>
      <style:paragraph-properties fo:line-height="150%" fo:text-align="justify" style:justify-single-word="false" fo:padding="0.049cm" fo:border="0.06pt solid #000000"/>
      <style:text-properties fo:font-variant="normal" fo:text-transform="none" fo:color="#000000" loext:opacity="100%" style:font-name="Tahoma1" fo:font-size="12pt" fo:letter-spacing="normal" fo:font-style="normal" fo:font-weight="normal" officeooo:rsid="002aa104" officeooo:paragraph-rsid="002aa104" style:font-size-asian="12pt" style:font-weight-asian="normal" style:font-size-complex="12pt" style:font-weight-complex="normal"/>
    </style:style>
    <style:style style:name="P6" style:family="paragraph" style:parent-style-name="Text_20_body">
      <loext:graphic-properties draw:fill-gradient-name="gradient" draw:fill-hatch-name="hatch"/>
      <style:paragraph-properties fo:line-height="150%" fo:text-align="justify" style:justify-single-word="false"/>
      <style:text-properties fo:font-variant="normal" fo:text-transform="none" fo:color="#000000" loext:opacity="100%" style:font-name="Tahoma1" fo:font-size="12pt" fo:letter-spacing="normal" fo:font-style="normal" fo:font-weight="bold" officeooo:rsid="0029e721" officeooo:paragraph-rsid="0029e721" style:font-size-asian="12pt" style:font-weight-asian="bold" style:font-size-complex="12pt" style:font-weight-complex="bold"/>
    </style:style>
    <style:style style:name="P7" style:family="paragraph" style:parent-style-name="Text_20_body">
      <loext:graphic-properties draw:fill-gradient-name="gradient" draw:fill-hatch-name="hatch"/>
      <style:paragraph-properties fo:line-height="150%" fo:text-align="justify" style:justify-single-word="false"/>
      <style:text-properties fo:font-variant="normal" fo:text-transform="none" fo:color="#000000" loext:opacity="100%" style:font-name="Tahoma1" fo:font-size="12pt" fo:letter-spacing="normal" fo:font-style="normal" style:text-underline-style="solid" style:text-underline-width="auto" style:text-underline-color="font-color" fo:font-weight="bold" officeooo:rsid="00285fd1" officeooo:paragraph-rsid="00285fd1" style:font-size-asian="12pt" style:font-weight-asian="bold" style:font-size-complex="12pt" style:font-weight-complex="bold"/>
    </style:style>
    <style:style style:name="P8" style:family="paragraph" style:parent-style-name="Text_20_body">
      <loext:graphic-properties draw:fill-gradient-name="gradient" draw:fill-hatch-name="hatch"/>
      <style:paragraph-properties fo:line-height="150%" fo:text-align="justify" style:justify-single-word="false"/>
      <style:text-properties fo:font-variant="normal" fo:text-transform="none" fo:color="#000000" loext:opacity="100%" style:font-name="Tahoma1" fo:font-size="12pt" fo:letter-spacing="normal" fo:font-style="normal" style:text-underline-style="solid" style:text-underline-width="auto" style:text-underline-color="font-color" fo:font-weight="bold" officeooo:rsid="0029e721" officeooo:paragraph-rsid="0029e721" style:font-size-asian="12pt" style:font-weight-asian="bold" style:font-size-complex="12pt" style:font-weight-complex="bold"/>
    </style:style>
    <style:style style:name="P9" style:family="paragraph" style:parent-style-name="Text_20_body">
      <loext:graphic-properties draw:fill-gradient-name="gradient" draw:fill-hatch-name="hatch"/>
      <style:paragraph-properties fo:line-height="150%" fo:text-align="justify" style:justify-single-word="false" fo:padding="0.049cm" fo:border="0.06pt solid #000000"/>
      <style:text-properties fo:font-variant="normal" fo:text-transform="none" fo:color="#000000" loext:opacity="100%" style:font-name="Tahoma1" fo:font-size="12pt" fo:letter-spacing="normal" fo:font-style="normal" style:text-underline-style="solid" style:text-underline-width="auto" style:text-underline-color="font-color" fo:font-weight="bold" officeooo:rsid="002aa104" officeooo:paragraph-rsid="002aa104" style:font-size-asian="12pt" style:font-weight-asian="bold" style:font-size-complex="12pt" style:font-weight-complex="bold"/>
    </style:style>
    <style:style style:name="P10" style:family="paragraph" style:parent-style-name="Text_20_body">
      <loext:graphic-properties draw:fill-gradient-name="gradient" draw:fill-hatch-name="hatch"/>
      <style:paragraph-properties fo:line-height="150%" fo:text-align="justify" style:justify-single-word="false"/>
      <style:text-properties style:font-name="Tahoma1" fo:font-size="12pt" officeooo:paragraph-rsid="00171774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9e7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8">Listas em Python<text:span text:style-name="T1"/></text:p>
      <text:p text:style-name="P1"/>
      <text:p text:style-name="P1">Em Python, as listas são uma estrutura de dados versátil e amplamente utilizada. Elas são coleções ordenadas de itens, que podem ser de diferentes tipos, como números, strings e até mesmo outras listas. As listas são mutáveis, o que significa que é possível adicionar, remover e modificar elementos após a sua criação. Aqui estão algumas informações e exemplos sobre listas em Python:</text:p>
      <text:p text:style-name="P1"/>
      <text:p text:style-name="P7"><text:span text:style-name="T2">1- Criando </text:span><text:s/>uma lista:</text:p>
      <text:p text:style-name="P1"/>
      <text:p text:style-name="P2">minha_lista = [1, 2, 3, 4, 5]</text:p>
      <text:p text:style-name="P1"/>
      <text:p text:style-name="P8">2- Acessando elementos da lista:</text:p>
      <text:p text:style-name="P3">Os elementos de uma lista podem ser acessados usando índices, que começam a partir do zero. Por exemplo</text:p>
      <text:p text:style-name="P3"/>
      <text:p text:style-name="P4">minha_lista = [1, 2, 3, 4, 5]</text:p>
      <text:p text:style-name="P4">primeiro_elemento = minha_lista[0] <text:s/># retorna 1</text:p>
      <text:p text:style-name="P4">segundo_elemento = minha_lista[1] <text:s/># retorna 2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8">3- Modificando elementos da lista:</text:p>
      <text:p text:style-name="P3">Os elementos de uma lista podem ser modificados atribuindo um novo valor a um índice específico. Por exemplo:</text:p>
      <text:p text:style-name="P3"/>
      <text:p text:style-name="P4">minha_lista = [1, 2, 3, 4, 5]</text:p>
      <text:p text:style-name="P4">minha_lista[2] = 10 <text:s/># modifica o terceiro elemento para 10</text:p>
      <text:p text:style-name="P3"/>
      <text:p text:style-name="P8">4- Tamanho da lista:</text:p>
      <text:p text:style-name="P3">É possível obter o tamanho (número de elementos) de uma lista usando a função len(). Por exemplo:</text:p>
      <text:p text:style-name="P3"/>
      <text:p text:style-name="P4">minha_lista = [1, 2, 3, 4, 5]</text:p>
      <text:p text:style-name="P4">tamanho = len(minha_lista) <text:s/># retorna 5</text:p>
      <text:p text:style-name="P3"/>
      <text:p text:style-name="P6">5- Removendo elementos da lista:</text:p>
      <text:p text:style-name="P3">É possível remover elementos de uma lista usando o comando del ou o método remove(). Por exemplo:</text:p>
      <text:p text:style-name="P3"/>
      <text:p text:style-name="P4">minha_lista = [1, 2, 3, 4, 5]</text:p>
      <text:p text:style-name="P4">del minha_lista[2] <text:s text:c="8"/># remove o terceiro elemento (índice 2) da lista</text:p>
      <text:p text:style-name="P4">minha_lista.remove(4) <text:s text:c="5"/># remove o número 4 da lista</text:p>
      <text:p text:style-name="P3"/>
      <text:p text:style-name="P1"/>
      <text:p text:style-name="P1"/>
      <text:p text:style-name="P1"><text:soft-page-break/></text:p>
      <text:p text:style-name="P7">Percorrendo uma lista com um loop for:</text:p>
      <text:p text:style-name="P1">É possível percorrer os elementos de uma lista usando um loop for. Por exemplo:</text:p>
      <text:p text:style-name="P1"/>
      <text:p text:style-name="P2">minha_lista = [1, 2, 3, 4, 5]</text:p>
      <text:p text:style-name="P2">for <text:span text:style-name="T1">elemento </text:span>in <text:span text:style-name="T1">minha_lista</text:span>:</text:p>
      <text:p text:style-name="P2"><text:s text:c="4"/>print(<text:span text:style-name="T1">elemento</text:span>) <text:s/># imprime cada elemento da lista em uma linha separada</text:p>
      <text:p text:style-name="P1"/>
      <text:p text:style-name="P1">Esses são apenas alguns exemplos das operações básicas que podem ser realizadas com listas em Python. As listas são uma estrutura de dados fundamental para o armazenamento e manipulação de conjuntos de valores em Python.</text:p>
      <text:p text:style-name="P9">Resumindo:</text:p>
      <text:p text:style-name="P5">Listas são um coleção dados, que podem ser do mesmo tipo ou de tipo diferentes e mutável, ou seja, pode ser alterad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" svg:font-family="Tahoma" style:font-family-generic="swiss"/>
    <style:font-face style:name="Tahoma1" svg:font-family="Tahoma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Figura1" text:anchor-type="char" svg:x="7.108cm" svg:y="-1.217cm" svg:width="2.263cm" svg:height="2.263cm" draw:z-index="2"><draw:image xlink:href="Pictures/100000010000080000000800F8F8D7EFB8EC7DAC.png" xlink:type="simple" xlink:show="embed" xlink:actuate="onLoad" draw:mime-type="image/png"/></draw:frame>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9T17:25:32.511084744</meta:creation-date>
    <dc:date>2023-06-23T20:25:21.237000000</dc:date>
    <meta:editing-duration>PT2H53M10S</meta:editing-duration>
    <meta:editing-cycles>12</meta:editing-cycles>
    <meta:generator>LibreOffice/7.4.7.2$Windows_X86_64 LibreOffice_project/723314e595e8007d3cf785c16538505a1c878ca5</meta:generator>
    <meta:document-statistic meta:table-count="0" meta:image-count="1" meta:object-count="0" meta:page-count="3" meta:paragraph-count="30" meta:word-count="341" meta:character-count="2008" meta:non-whitespace-character-count="1674"/>
  </office:meta>
</office:document-meta>
</file>